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46e8a" officeooo:paragraph-rsid="00046e8a" style:font-weight-asian="bold" style:font-weight-complex="bold"/>
    </style:style>
    <style:style style:name="P2" style:family="paragraph" style:parent-style-name="Standard">
      <style:text-properties fo:font-weight="bold" officeooo:rsid="00073982" officeooo:paragraph-rsid="00073982" style:font-weight-asian="bold" style:font-weight-complex="bold"/>
    </style:style>
    <style:style style:name="P3" style:family="paragraph" style:parent-style-name="Standard">
      <style:text-properties fo:font-weight="bold" officeooo:rsid="00091f11" officeooo:paragraph-rsid="00091f11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091f11" officeooo:paragraph-rsid="00091f11" style:font-weight-asian="bold" style:font-weight-complex="bold"/>
    </style:style>
    <style:style style:name="P5" style:family="paragraph" style:parent-style-name="Standard">
      <style:text-properties fo:font-weight="bold" officeooo:rsid="000d8be8" officeooo:paragraph-rsid="000d8be8" style:font-weight-asian="bold" style:font-weight-complex="bold"/>
    </style:style>
    <style:style style:name="P6" style:family="paragraph" style:parent-style-name="Standard" style:list-style-name="L1">
      <style:text-properties fo:font-weight="bold" officeooo:rsid="000d8be8" officeooo:paragraph-rsid="000d8be8" style:font-weight-asian="bold" style:font-weight-complex="bold"/>
    </style:style>
    <style:style style:name="P7" style:family="paragraph" style:parent-style-name="Standard" style:list-style-name="L1">
      <style:text-properties fo:font-weight="normal" officeooo:rsid="00046e8a" officeooo:paragraph-rsid="00046e8a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46e8a" officeooo:paragraph-rsid="000d8be8" style:font-weight-asian="normal" style:font-weight-complex="normal"/>
    </style:style>
    <style:style style:name="P9" style:family="paragraph" style:parent-style-name="Standard">
      <style:text-properties fo:font-weight="normal" officeooo:rsid="00046e8a" officeooo:paragraph-rsid="00046e8a" style:font-weight-asian="normal" style:font-weight-complex="normal"/>
    </style:style>
    <style:style style:name="P10" style:family="paragraph" style:parent-style-name="Standard">
      <style:text-properties fo:font-weight="normal" officeooo:rsid="00046e8a" officeooo:paragraph-rsid="00073982" style:font-weight-asian="normal" style:font-weight-complex="normal"/>
    </style:style>
    <style:style style:name="P11" style:family="paragraph" style:parent-style-name="Standard">
      <style:text-properties fo:font-weight="normal" officeooo:rsid="00073982" officeooo:paragraph-rsid="00073982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073982" officeooo:paragraph-rsid="00073982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8c0b1" officeooo:paragraph-rsid="0008c0b1" style:font-weight-asian="normal" style:font-weight-complex="normal"/>
    </style:style>
    <style:style style:name="P14" style:family="paragraph" style:parent-style-name="Standard">
      <style:text-properties fo:font-weight="normal" officeooo:rsid="00091f11" officeooo:paragraph-rsid="00091f11" style:font-weight-asian="normal" style:font-weight-complex="normal"/>
    </style:style>
    <style:style style:name="P15" style:family="paragraph" style:parent-style-name="Standard">
      <style:text-properties fo:font-weight="normal" officeooo:rsid="00091f11" officeooo:paragraph-rsid="000d8be8" style:font-weight-asian="normal" style:font-weight-complex="normal"/>
    </style:style>
    <style:style style:name="P16" style:family="paragraph" style:parent-style-name="Standard">
      <style:text-properties fo:font-weight="normal" officeooo:rsid="000bc0ec" officeooo:paragraph-rsid="000bc0ec" style:font-weight-asian="normal" style:font-weight-complex="normal"/>
    </style:style>
    <style:style style:name="P17" style:family="paragraph" style:parent-style-name="Standard">
      <style:text-properties fo:font-weight="normal" officeooo:rsid="000bc0ec" officeooo:paragraph-rsid="000d8be8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0d8be8" officeooo:paragraph-rsid="000d8be8" style:font-weight-asian="normal" style:font-weight-complex="normal"/>
    </style:style>
    <style:style style:name="P19" style:family="paragraph" style:parent-style-name="Standard">
      <style:text-properties fo:font-weight="normal" officeooo:rsid="000d8be8" officeooo:paragraph-rsid="000d8be8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0dd900" officeooo:paragraph-rsid="000dd900" style:font-weight-asian="normal" style:font-weight-complex="normal"/>
    </style:style>
    <style:style style:name="T1" style:family="text">
      <style:text-properties officeooo:rsid="0008c0b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8be8"/>
    </style:style>
    <style:style style:name="T4" style:family="text">
      <style:text-properties officeooo:rsid="000dd90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eps followed to create the BindingSite prediction algorithm:</text:p>
      <text:list xml:id="list3007309653" text:style-name="L1">
        <text:list-item>
          <text:p text:style-name="P18">Created the scPDB needed for train-test, and for val. Val subset was comprised by the 20% of proteins belonging to families with 1-2 proteins.</text:p>
        </text:list-item>
        <text:list-item>
          <text:p text:style-name="P18">The model was trained with the train-test dataset, with a train-test split of 80%-20%. and the best weights were saved, and graphics of the train and test loss were also saved.</text:p>
          <text:list>
            <text:list-item>
              <text:p text:style-name="P18">Training started at 13:00 and finished at ...</text:p>
            </text:list-item>
          </text:list>
        </text:list-item>
        <text:list-item>
          <text:p text:style-name="P18">All openbabel warnings were copied to a file and analysed: two types of warnings arised:</text:p>
        </text:list-item>
      </text:list>
      <text:p text:style-name="P19"/>
      <text:p text:style-name="P15">==============================</text:p>
      <text:p text:style-name="P15">*** Open Babel Warning <text:s/>in ReadMolecule</text:p>
      <text:p text:style-name="P15"><text:s text:c="2"/>Failed to kekulize aromatic bonds in MOL2 file (title is ...)</text:p>
      <text:p text:style-name="P15"/>
      <text:p text:style-name="P15"/>
      <text:p text:style-name="P15">==============================</text:p>
      <text:p text:style-name="P15">*** Open Babel Warning <text:s/>in ReadMolecule</text:p>
      <text:p text:style-name="P15"><text:s text:c="2"/>This Mol2 file is non-standard. Problem with molecule: ... Cannot interpret atom types correctly, instead attempting to interpret atom type: NI as elements instead.</text:p>
      <text:p text:style-name="P15">==============================</text:p>
      <text:p text:style-name="P15">*** Open Babel Warning <text:s/>in Translate</text:p>
      <text:p text:style-name="P15"><text:s text:c="2"/>Cannot perform atom type translation: table cannot find requested types.</text:p>
      <text:p text:style-name="P19"/>
      <text:list xml:id="list131321956950595" text:continue-numbering="true" text:style-name="L1">
        <text:list-item>
          <text:p text:style-name="P18">First warning is ignored, as it appears for almost all molecules, and does not seem to affect the model. Second warning, however, may bring problems to the model. Therefore, a list of all proteins with the second warning was created:</text:p>
        </text:list-item>
      </text:list>
      <text:p text:style-name="P19"/>
      <text:p text:style-name="P17">Get list of proteins with the second problem:</text:p>
      <text:p text:style-name="P17">&gt; vim obWarnings.txt </text:p>
      <text:p text:style-name="P17"><text:s text:c="8"/><text:span text:style-name="T3">copy-paste</text:span> all pybel warnings <text:span text:style-name="T3">from jupyter notebook</text:span></text:p>
      <text:p text:style-name="P17">&gt; cat obWarnings.txt | grep “non-standard” | awk ‘{print $9}’ <text:span text:style-name="T3">| uniq</text:span></text:p>
      <text:p text:style-name="P19"/>
      <text:list xml:id="list131321397361989" text:continue-numbering="true" text:style-name="L1">
        <text:list-item>
          <text:p text:style-name="P18">The model was trained again by removing all proteins that had the second warning, and best weights were saved. </text:p>
        </text:list-item>
        <text:list-item>
          <text:p text:style-name="P6">Validation of the model:</text:p>
          <text:list>
            <text:list-item>
              <text:p text:style-name="P18">Graphics were compared with the graphs in the PuResNet paper</text:p>
            </text:list-item>
          </text:list>
        </text:list-item>
        <text:list-item>
          <text:p text:style-name="P18">Validation set was used to check how good the models were at predicting the protein binding sites. <text:span text:style-name="T4">We used:</text:span></text:p>
          <text:list>
            <text:list-item>
              <text:p text:style-name="P20">Distance center center (DCC): distance between center of predicted binding site to the center of actual binding site. Correct if &lt;4A</text:p>
            </text:list-item>
            <text:list-item>
              <text:p text:style-name="P20">Discretized volume overlap (DVO): overlap between the predicted and actual binding site</text:p>
            </text:list-item>
          </text:list>
        </text:list-item>
        <text:list-item>
          <text:p text:style-name="P8">Understand how scPDB works: what does each of the different files present there mean?</text:p>
        </text:list-item>
        <text:list-item>
          <text:p text:style-name="P18">Model was trained again by removing all proteins that had</text:p>
        </text:list-item>
      </text:list>
      <text:p text:style-name="P5"/>
      <text:p text:style-name="P5"/>
      <text:p text:style-name="P5"/>
      <text:p text:style-name="P1"/>
      <text:p text:style-name="P1">Things to do for the BindingSite prediction project:</text:p>
      <text:p text:style-name="P1"/>
      <text:p text:style-name="P1"/>
      <text:p text:style-name="P1"/>
      <text:list xml:id="list131320699002550" text:continue-numbering="true" text:style-name="L1">
        <text:list-item>
          <text:p text:style-name="P7">Get the scPDB needed for train-test, and for val</text:p>
        </text:list-item>
        <text:list-item>
          <text:p text:style-name="P7">Understand how scPDB works: what does each of the different files present there mean?</text:p>
        </text:list-item>
        <text:list-item>
          <text:p text:style-name="P7"><text:soft-page-break/>Check which of the files did scPDB use. Is it described in the paper?</text:p>
        </text:list-item>
        <text:list-item>
          <text:p text:style-name="P12">Check the warnings in OpenBabel. Remove proteins that do not load correctly, and say which ones they were.</text:p>
        </text:list-item>
      </text:list>
      <text:p text:style-name="P9"/>
      <text:p text:style-name="P2">Literature:</text:p>
      <text:p text:style-name="P2"/>
      <text:p text:style-name="P11">What will I do:</text:p>
      <text:list xml:id="list131322090204340" text:continue-numbering="true" text:style-name="L1">
        <text:list-item>
          <text:p text:style-name="P13">To train the model, I use the files <text:span text:style-name="T2">protein.mol2</text:span> and <text:span text:style-name="T2">cavity6.mol2</text:span> of each binding site. </text:p>
        </text:list-item>
        <text:list-item>
          <text:p text:style-name="P12">Use the <text:span text:style-name="T1">cavity6</text:span>.mol2 as training set, <text:span text:style-name="T1">which is the negative image of the binding site, described by regularly spaced points</text:span></text:p>
        </text:list-item>
        <text:list-item>
          <text:p text:style-name="P12"/>
        </text:list-item>
      </text:list>
      <text:p text:style-name="P10"/>
      <text:p text:style-name="P11"/>
      <text:p text:style-name="P2"/>
      <text:p text:style-name="P11">The current sc-PDB release contains 9283 entries, representing 3678 different UniProt (<text:a xlink:type="simple" xlink:href="https://www.ncbi.nlm.nih.gov/pmc/articles/PMC4384012/#B14" text:style-name="Internet_20_link" text:visited-style-name="Visited_20_Internet_20_Link">14</text:a>) proteins and 5608 different HET ligands. The data set is non-redundant: although about 10% of ligands and almost half of proteins are present more than once in the database, each sc-PDB ligand/protein complex is unique. Less than 5% of proteins are encountered more than 10 times in the database, yet some of them have a very high copy number. The three most frequent proteins are HIV protease (248 entries), cyclin-dependent kinase 2 (180 entries) and beta-secretase 1 (155 entries).</text:p>
      <text:p text:style-name="P11"/>
      <text:p text:style-name="P11"/>
      <text:p text:style-name="P11"/>
      <text:p text:style-name="P3"/>
      <text:p text:style-name="P4">OpenBabel problems:</text:p>
      <text:p text:style-name="P14">==============================</text:p>
      <text:p text:style-name="P14">*** Open Babel Warning <text:s/>in ReadMolecule</text:p>
      <text:p text:style-name="P14"><text:s text:c="2"/>Failed to kekulize aromatic bonds in MOL2 file (title is ...)</text:p>
      <text:p text:style-name="P14"/>
      <text:p text:style-name="P14"/>
      <text:p text:style-name="P14">==============================</text:p>
      <text:p text:style-name="P14">*** Open Babel Warning <text:s/>in ReadMolecule</text:p>
      <text:p text:style-name="P14"><text:s text:c="2"/>This Mol2 file is non-standard. Problem with molecule: ... Cannot interpret atom types correctly, instead attempting to interpret atom type: NI as elements instead.</text:p>
      <text:p text:style-name="P14">==============================</text:p>
      <text:p text:style-name="P14">*** Open Babel Warning <text:s/>in Translate</text:p>
      <text:p text:style-name="P14"><text:s text:c="2"/>Cannot perform atom type translation: table cannot find requested types.</text:p>
      <text:p text:style-name="P14"/>
      <text:p text:style-name="P14"/>
      <text:p text:style-name="P16">Get list of proteins with the second problem:</text:p>
      <text:p text:style-name="P16">&gt; vim obWarnings.txt </text:p>
      <text:p text:style-name="P16"><text:s text:c="8"/>copy all pybel warnings</text:p>
      <text:p text:style-name="P16">&gt; cat obWarnings.txt | grep “non-standard” | awk ‘{print $9}’ <text:span text:style-name="T3">| uniq</text:span></text:p>
      <text:p text:style-name="P16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23:56:00.460886823</meta:creation-date>
    <dc:date>2023-04-02T20:04:36.737452735</dc:date>
    <meta:editing-duration>PT1H6M20S</meta:editing-duration>
    <meta:editing-cycles>1</meta:editing-cycles>
    <meta:generator>LibreOffice/7.3.6.2$Linux_X86_64 LibreOffice_project/30$Build-2</meta:generator>
    <meta:document-statistic meta:table-count="0" meta:image-count="0" meta:object-count="0" meta:page-count="3" meta:paragraph-count="52" meta:word-count="640" meta:character-count="3992" meta:non-whitespace-character-count="3385"/>
  </office:meta>
</office:document-meta>
</file>